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Clone the repository, and the associated roboclaw_interfaces package</text:p>
      <text:p text:style-name="Standard">cd $ROS_WS/src</text:p>
      <text:p text:style-name="Standard">git clone https://github.com/sheaffej/roboclaw_driver2.git</text:p>
      <text:p text:style-name="Standard">git clone https://github.com/sheaffej/roboclaw_interfaces.git</text:p>
      <text:p text:style-name="Standard"/>
      <text:p text:style-name="Standard">Build the packages, also creating the message bindings</text:p>
      <text:p text:style-name="Standard">cd $ROS_WS</text:p>
      <text:p text:style-name="Standard">rosdep install --from-paths src -y</text:p>
      <text:p text:style-name="Standard">colcon build</text:p>
      <text:p text:style-name="Standard"/>
      <text:p text:style-name="Standard">Terminal-1</text:p>
      <text:p text:style-name="Standard">harsh@harsh-Inspiron-3505:~/ros2_ws$ ros2 launch roboclaw_driver2 roboclaw_node.launch.py</text:p>
      <text:p text:style-name="Standard">[INFO] [launch]: All log files can be found below /home/harsh/.ros/log/2025-03-28-19-26-09-700111-harsh-Inspiron-3505-6484</text:p>
      <text:p text:style-name="Standard">[INFO] [launch]: Default logging verbosity is set to INFO</text:p>
      <text:p text:style-name="Standard">[INFO] [roboclaw_node-1]: process started with pid [6485]</text:p>
      <text:p text:style-name="Standard">[roboclaw_node-1] [INFO] [1743170170.041976616] [roboclaw]: Connecting to roboclaw</text:p>
      <text:p text:style-name="Standard"/>
      <text:p text:style-name="Standard"/>
      <text:p text:style-name="Standard"/>
      <text:p text:style-name="Standard">Terminal -2</text:p>
      <text:p text:style-name="Standard">harsh@harsh-Inspiron-3505:~/ros2_ws$ ros2 topic pub /speed_command roboclaw_interfaces/msg/SpeedCommand "{m1_qpps: 1200, m2_qpps: 0, accel: 500, max_secs: 10}"</text:p>
      <text:p text:style-name="Standard"/>
      <text:p text:style-name="Standard"/>
      <text:p text:style-name="Standard"/>
      <text:p text:style-name="Standard"/>
      <text:p text:style-name="Standard"/>
      <text:p text:style-name="Standard">#ERRORS:-</text:p>
      <text:p text:style-name="Standard"/>
      <text:p text:style-name="Standard">Summary of Errors and Solutions in RoboClaw ROS2 Integration</text:p>
      <text:p text:style-name="Standard">1️⃣ Error: Package Not Found</text:p>
      <text:p text:style-name="Standard">Error Message:</text:p>
      <text:p text:style-name="Standard"/>
      <text:p text:style-name="Standard">Package 'roboclaw_driver2' not found: "package 'roboclaw_driver2' not found, searching: ['/opt/ros/humble']"</text:p>
      <text:p text:style-name="Standard"/>
      <text:p text:style-name="Standard">Cause:</text:p>
      <text:p text:style-name="Standard"/>
      <text:p text:style-name="Standard"><text:s text:c="4"/>The package roboclaw_driver2 is missing or not built properly.</text:p>
      <text:p text:style-name="Standard"/>
      <text:p text:style-name="Standard">Solution:</text:p>
      <text:p text:style-name="Standard"/>
      <text:p text:style-name="Standard"><text:s text:c="4"/>Navigate to your workspace and build the package:</text:p>
      <text:p text:style-name="Standard"/>
      <text:p text:style-name="Standard">cd ~/ros2_ws</text:p>
      <text:p text:style-name="Standard">colcon build --packages-select roboclaw_driver2</text:p>
      <text:p text:style-name="Standard"/>
      <text:p text:style-name="Standard">Source the workspace after building:</text:p>
      <text:p text:style-name="Standard"/>
      <text:p text:style-name="Standard">source install/setup.bash</text:p>
      <text:p text:style-name="Standard"><text:soft-page-break/></text:p>
      <text:p text:style-name="Standard">Check if the package is installed:</text:p>
      <text:p text:style-name="Standard"/>
      <text:p text:style-name="Standard"><text:s text:c="4"/>ros2 pkg list | grep roboclaw</text:p>
      <text:p text:style-name="Standard"/>
      <text:p text:style-name="Standard">2️⃣ Error: File Not Found in Package</text:p>
      <text:p text:style-name="Standard">Error Message:</text:p>
      <text:p text:style-name="Standard"/>
      <text:p text:style-name="Standard">file 'roboclaw_node' was not found in the share directory of package 'roboclaw_driver2'</text:p>
      <text:p text:style-name="Standard"/>
      <text:p text:style-name="Standard">Cause:</text:p>
      <text:p text:style-name="Standard"/>
      <text:p text:style-name="Standard"><text:s text:c="4"/>The launch file or node is missing or not installed correctly.</text:p>
      <text:p text:style-name="Standard"/>
      <text:p text:style-name="Standard">Solution:</text:p>
      <text:p text:style-name="Standard"/>
      <text:p text:style-name="Standard"><text:s text:c="4"/>Verify that the file exists inside the package:</text:p>
      <text:p text:style-name="Standard"/>
      <text:p text:style-name="Standard">ls ~/ros2_ws/install/roboclaw_driver2/share/roboclaw_driver2</text:p>
      <text:p text:style-name="Standard"/>
      <text:p text:style-name="Standard">If missing, rebuild the package and source the environment:</text:p>
      <text:p text:style-name="Standard"/>
      <text:p text:style-name="Standard"><text:s text:c="4"/>cd ~/ros2_ws</text:p>
      <text:p text:style-name="Standard"><text:s text:c="4"/>colcon build --packages-select roboclaw_driver2</text:p>
      <text:p text:style-name="Standard"><text:s text:c="4"/>source install/setup.bash</text:p>
      <text:p text:style-name="Standard"/>
      <text:p text:style-name="Standard">3️⃣ Error: Invalid Message Type When Publishing</text:p>
      <text:p text:style-name="Standard">Error Message:</text:p>
      <text:p text:style-name="Standard"/>
      <text:p text:style-name="Standard">The passed message type is invalid</text:p>
      <text:p text:style-name="Standard"/>
      <text:p text:style-name="Standard">Cause:</text:p>
      <text:p text:style-name="Standard"/>
      <text:p text:style-name="Standard"><text:s text:c="4"/>The wrong message type format was used in ros2 topic pub.</text:p>
      <text:p text:style-name="Standard"/>
      <text:p text:style-name="Standard"><text:s text:c="4"/>.msg extension was incorrectly included in the command.</text:p>
      <text:p text:style-name="Standard"/>
      <text:p text:style-name="Standard">Solution:</text:p>
      <text:p text:style-name="Standard"/>
      <text:p text:style-name="Standard">✅ Use the correct format without .msg:</text:p>
      <text:p text:style-name="Standard"/>
      <text:p text:style-name="Standard">ros2 topic pub /speed_command roboclaw_interfaces/msg/SpeedCommand "{m1_qpps: 1000, m2_qpps: 0, accel: 500, max_secs: 10}"</text:p>
      <text:p text:style-name="Standard"/>
      <text:p text:style-name="Standard">4️⃣ Error: Unknown Package 'roboclaw_interfaces'</text:p>
      <text:p text:style-name="Standard">Error Message:</text:p>
      <text:p text:style-name="Standard"/>
      <text:p text:style-name="Standard">Unknown package 'roboclaw_interfaces'</text:p>
      <text:p text:style-name="Standard"/>
      <text:p text:style-name="Standard">Cause:</text:p>
      <text:p text:style-name="Standard"/>
      <text:p text:style-name="Standard"><text:s text:c="4"/>The package roboclaw_interfaces is missing or not built.</text:p>
      <text:p text:style-name="Standard"><text:soft-page-break/></text:p>
      <text:p text:style-name="Standard">Solution:</text:p>
      <text:p text:style-name="Standard"/>
      <text:p text:style-name="Standard"><text:s text:c="4"/>Rebuild the package and source the environment:</text:p>
      <text:p text:style-name="Standard"/>
      <text:p text:style-name="Standard">cd ~/ros2_ws</text:p>
      <text:p text:style-name="Standard">colcon build --packages-select roboclaw_interfaces</text:p>
      <text:p text:style-name="Standard">source install/setup.bash</text:p>
      <text:p text:style-name="Standard"/>
      <text:p text:style-name="Standard">Verify package existence:</text:p>
      <text:p text:style-name="Standard"/>
      <text:p text:style-name="Standard"><text:s text:c="4"/>ros2 pkg list | grep roboclaw_interfaces</text:p>
      <text:p text:style-name="Standard"/>
      <text:p text:style-name="Standard">5️⃣ Error: No Publisher Found for /speed_command</text:p>
      <text:p text:style-name="Standard">Error Message:</text:p>
      <text:p text:style-name="Standard"/>
      <text:p text:style-name="Standard">Publisher count: 0</text:p>
      <text:p text:style-name="Standard">Subscription count: 1</text:p>
      <text:p text:style-name="Standard"/>
      <text:p text:style-name="Standard">Cause:</text:p>
      <text:p text:style-name="Standard"/>
      <text:p text:style-name="Standard"><text:s text:c="4"/>No node is publishing to /speed_command.</text:p>
      <text:p text:style-name="Standard"/>
      <text:p text:style-name="Standard">Solution:</text:p>
      <text:p text:style-name="Standard"/>
      <text:p text:style-name="Standard"><text:s text:c="4"/>Publish a speed command manually:</text:p>
      <text:p text:style-name="Standard"/>
      <text:p text:style-name="Standard">ros2 topic pub /speed_command roboclaw_interfaces/msg/SpeedCommand "{m1_qpps: 1000, m2_qpps: 0, accel: 500, max_secs: 10}"</text:p>
      <text:p text:style-name="Standard"/>
      <text:p text:style-name="Standard">Verify it’s received:</text:p>
      <text:p text:style-name="Standard"/>
      <text:p text:style-name="Standard"><text:s text:c="4"/>ros2 topic echo /speed_command</text:p>
      <text:p text:style-name="Standard"/>
      <text:p text:style-name="Standard">6️⃣ Error: Motor Not Moving After Publishing Speed Command</text:p>
      <text:p text:style-name="Standard">Cause:</text:p>
      <text:p text:style-name="Standard"/>
      <text:p text:style-name="Standard"><text:s text:c="4"/>RoboClaw is not in Speed Control Mode.</text:p>
      <text:p text:style-name="Standard"/>
      <text:p text:style-name="Standard"><text:s text:c="4"/>Incorrect motor wiring (Motor 1 should be connected to M1A &amp; M1B).</text:p>
      <text:p text:style-name="Standard"/>
      <text:p text:style-name="Standard"><text:s text:c="4"/>RoboClaw is not receiving commands properly.</text:p>
      <text:p text:style-name="Standard"/>
      <text:p text:style-name="Standard">Solution:</text:p>
      <text:p text:style-name="Standard"/>
      <text:p text:style-name="Standard"><text:s text:c="4"/>Check RoboClaw’s mode settings using BasicMicro Motion Studio.</text:p>
      <text:p text:style-name="Standard"/>
      <text:p text:style-name="Standard"><text:s text:c="4"/>Verify motor wiring.</text:p>
      <text:p text:style-name="Standard"/>
      <text:p text:style-name="Standard"><text:s text:c="4"/>Check RoboClaw status:</text:p>
      <text:p text:style-name="Standard"/>
      <text:p text:style-name="Standard"><text:s text:c="4"/>ros2 node info /roboclaw</text:p>
      <text:p text:style-name="Standard"><text:soft-page-break/></text:p>
      <text:p text:style-name="Standard"><text:s text:c="4"/>Restart the RoboClaw node and reattempt publishing.</text:p>
      <text:p text:style-name="Standard"/>
      <text:p text:style-name="Standard">7️⃣ Error: Cannot Create roboclaw_interfaces Package</text:p>
      <text:p text:style-name="Standard">Error Message:</text:p>
      <text:p text:style-name="Standard"/>
      <text:p text:style-name="Standard">Aborted! The directory already exists: ./roboclaw_interfaces</text:p>
      <text:p text:style-name="Standard"/>
      <text:p text:style-name="Standard">Cause:</text:p>
      <text:p text:style-name="Standard"/>
      <text:p text:style-name="Standard"><text:s text:c="4"/>The package already exists, so ROS2 prevents duplication.</text:p>
      <text:p text:style-name="Standard"/>
      <text:p text:style-name="Standard">Solution:</text:p>
      <text:p text:style-name="Standard"/>
      <text:p text:style-name="Standard"><text:s text:c="4"/>If the package exists but is not detected, rebuild:</text:p>
      <text:p text:style-name="Standard"/>
      <text:p text:style-name="Standard">cd ~/ros2_ws</text:p>
      <text:p text:style-name="Standard">colcon build --packages-select roboclaw_interfaces</text:p>
      <text:p text:style-name="Standard">source install/setup.bash</text:p>
      <text:p text:style-name="Standard"/>
      <text:p text:style-name="Standard">If you still want to create a new package, delete the old one:</text:p>
      <text:p text:style-name="Standard"/>
      <text:p text:style-name="Standard"><text:s text:c="4"/>rm -rf ~/ros2_ws/src/roboclaw_interfaces</text:p>
      <text:p text:style-name="Standard"/>
      <text:p text:style-name="Standard">Final Notes</text:p>
      <text:p text:style-name="Standard"/>
      <text:p text:style-name="Standard"><text:s text:c="4"/>Always source your workspace before running ROS2 commands:</text:p>
      <text:p text:style-name="Standard"/>
      <text:p text:style-name="Standard"><text:s text:c="4"/>source ~/ros2_ws/install/setup.bash</text:p>
      <text:p text:style-name="Standard"/>
      <text:p text:style-name="Standard"><text:s text:c="4"/>Ensure RoboClaw is powered and connected correctly.</text:p>
      <text:p text:style-name="Standard"/>
      <text:p text:style-name="Standard"><text:s text:c="4"/>Use BasicMicro Motion Studio to test the motor outside ROS2.</text:p>
      <text:p text:style-name="Standard"/>
      <text:p text:style-name="Standard">This document provides all key errors, their causes, and solutions. Let me know if you need any modifications! 🚀🔥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8T19:43:57.594597947</meta:creation-date>
    <dc:date>2025-03-28T19:47:20.109613618</dc:date>
    <meta:editing-duration>PT3M25S</meta:editing-duration>
    <meta:editing-cycles>1</meta:editing-cycles>
    <meta:document-statistic meta:table-count="0" meta:image-count="0" meta:object-count="0" meta:page-count="4" meta:paragraph-count="104" meta:word-count="539" meta:character-count="4279" meta:non-whitespace-character-count="3725"/>
    <meta:generator>LibreOffice/7.3.7.2$Linux_X86_64 LibreOffice_project/30$Build-2</meta:generator>
  </office:meta>
</office:document-meta>
</file>